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First_20_Page"/>
    <style:style style:name="P2" style:family="paragraph" style:parent-style-name="Title-book" style:master-page-name=""/>
    <style:style style:name="P3" style:family="paragraph" style:parent-style-name="p">
      <style:paragraph-properties fo:margin-top="0.101cm" fo:margin-bottom="0cm"/>
      <style:text-properties style:font-name="Helvetica-Narrow4" fo:font-size="18pt" style:font-size-asian="18pt" style:font-size-complex="18pt"/>
    </style:style>
    <style:style style:name="P4" style:family="paragraph" style:parent-style-name="p" style:master-page-name="">
      <style:paragraph-properties fo:margin-top="0cm" fo:margin-bottom="0.21cm"/>
      <style:text-properties style:font-name="Helvetica-Narrow5" fo:font-size="11pt" style:font-size-asian="11pt" style:font-size-complex="11pt"/>
    </style:style>
    <style:style style:name="P5" style:family="paragraph" style:parent-style-name="p">
      <style:paragraph-properties fo:margin-top="7.2cm" fo:margin-bottom="0.15cm"/>
      <style:text-properties style:font-name="Helvetica-Narrow5" fo:font-size="30pt" style:font-size-asian="30pt" style:font-size-complex="30pt" style:text-scale="115%"/>
    </style:style>
    <style:style style:name="P6" style:family="paragraph" style:parent-style-name="p">
      <style:text-properties style:font-name="Helvetica-Narrow4"/>
    </style:style>
    <style:style style:name="P7" style:family="paragraph" style:parent-style-name="p" style:master-page-name="Copyright_20_Page"/>
    <style:style style:name="P8" style:family="paragraph" style:parent-style-name="p">
      <style:paragraph-properties fo:margin-top="0cm" fo:margin-bottom="0.42cm"/>
    </style:style>
    <style:style style:name="P9" style:family="paragraph" style:parent-style-name="p" style:master-page-name="">
      <style:paragraph-properties fo:margin-top="9.999cm" fo:margin-bottom="0.21cm"/>
      <style:text-properties style:font-name="Helvetica-Narrow5" fo:font-size="10pt" style:font-size-asian="10pt" style:font-size-complex="10pt"/>
    </style:style>
    <style:style style:name="P10" style:family="paragraph" style:parent-style-name="p">
      <style:text-properties style:font-name="Helvetica-Narrow5" fo:font-size="10pt" style:font-size-asian="10pt" style:font-size-complex="10pt"/>
    </style:style>
    <style:style style:name="P11" style:family="paragraph" style:parent-style-name="p">
      <style:paragraph-properties fo:margin-top="0.21cm" fo:margin-bottom="1.76cm"/>
      <style:text-properties style:font-name="Helvetica-Narrow5" fo:font-size="10pt" style:font-size-asian="10pt" style:font-size-complex="10pt"/>
    </style:style>
    <style:style style:name="P12" style:family="paragraph" style:parent-style-name="p" style:master-page-name="TOC_20_Page">
      <style:text-properties style:font-name="Helvetica-Narrow4" fo:font-size="34pt" style:font-size-asian="34pt" style:font-size-complex="34pt"/>
    </style:style>
    <style:style style:name="P13" style:family="paragraph" style:parent-style-name="p-right">
      <style:text-properties style:font-name="Helvetica-Narrow5" fo:font-size="14pt" style:font-size-asian="14pt" style:font-size-complex="14pt"/>
    </style:style>
    <style:style style:name="P14" style:family="paragraph" style:parent-style-name="Contents_20_1">
      <style:paragraph-properties>
        <style:tab-stops>
          <style:tab-stop style:position="14.601cm" style:type="right"/>
        </style:tab-stops>
      </style:paragraph-properties>
    </style:style>
    <style:style style:name="P15" style:family="paragraph" style:parent-style-name="Contents_20_2">
      <style:paragraph-properties>
        <style:tab-stops>
          <style:tab-stop style:position="14.002cm" style:type="right"/>
        </style:tab-stops>
      </style:paragraph-properties>
    </style:style>
    <style:style style:name="P16" style:family="paragraph" style:parent-style-name="Contents_20_3">
      <style:paragraph-properties>
        <style:tab-stops>
          <style:tab-stop style:position="13.102cm" style:type="right"/>
        </style:tab-stops>
      </style:paragraph-properties>
    </style:style>
    <style:style style:name="P17" style:family="paragraph" style:parent-style-name="smallfont" style:master-page-name="Standard">
      <style:paragraph-properties style:page-number="1"/>
    </style:style>
    <style:style style:name="P18" style:family="paragraph" style:parent-style-name="Title">
      <style:paragraph-properties fo:break-before="auto" fo:break-after="auto"/>
    </style:style>
    <style:style style:name="P19" style:family="paragraph" style:parent-style-name="Text_20_body">
      <style:text-properties fo:language="en" fo:country="US"/>
    </style:style>
    <style:style style:name="P20" style:family="paragraph" style:parent-style-name="li1b" style:master-page-name="">
      <style:paragraph-properties fo:keep-together="always" fo:keep-with-next="always"/>
    </style:style>
    <style:style style:name="P21" style:family="paragraph" style:parent-style-name="li1b" style:master-page-name="">
      <style:paragraph-properties fo:keep-with-next="always"/>
    </style:style>
    <style:style style:name="P22" style:family="paragraph" style:parent-style-name="li1n" style:master-page-name="">
      <style:paragraph-properties fo:orphans="2"/>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
      <text:p text:style-name="P2"><text:line-break/><text:line-break/>Integrated Content Environment (ICE)</text:p>
      <text:p text:style-name="p"/>
      <text:p text:style-name="P3">Distance and e-Learning Centre USQ</text:p>
      <text:p text:style-name="P4"/>
      <text:p text:style-name="P5">User guide</text:p>
      <text:p text:style-name="P6">(Version 0.4.1 – 3 October 2006)</text:p>
      <text:p text:style-name="p"/>
      <text:p text:style-name="p"/>
      <text:p text:style-name="P7"/>
      <text:p text:style-name="P8"/>
      <text:p text:style-name="P9"><text:span text:style-name="i-b">Published by<text:line-break/>University of Southern Queensland<text:line-break/>Toowoomba Queensland 4350<text:line-break/>Australia</text:span></text:p>
      <text:p text:style-name="P10">http://www.usq.edu.au</text:p>
      <text:p text:style-name="P11">© University of Southern Queensland, 2007.1.</text:p>
      <text:p text:style-name="P10">Copyrighted materials reproduced herein are used under the provisions of the <text:span text:style-name="i-i">Copyright Act</text:span> 1968 as amended, or as a result of application to the copyright owner.</text:p>
      <text:p text:style-name="P10">No part of this publication may be reproduced, stored in a retrieval system or transmitted in any form or by any means electronic, mechanical, photocopying, recording or otherwise without prior permission.</text:p>
      <text:p text:style-name="P10">Produced by the Distance and e-Learning Centre using the ICE Publishing System.</text:p>
      <text:p text:style-name="p"/>
      <text:p text:style-name="P12">Table of contents</text:p>
      <text:p text:style-name="p"/>
      <text:p text:style-name="P13">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2" text:style-name="Contents_20_2">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3" text:style-name="Contents_20_3">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4" text:style-name="Contents_20_4">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5" text:style-name="Contents_20_5">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6" text:style-name="Contents_20_6">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7" text:style-name="Contents_20_7">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8" text:style-name="Contents_20_8">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9" text:style-name="Contents_20_9">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table-of-content-entry-template text:outline-level="10" text:style-name="Contents_20_10">
            <text:index-entry-chapter/>
            <text:index-entry-text/>
            <text:index-entry-tab-stop style:type="right" style:leader-char=" "/>
            <text:index-entry-page-number text:style-name="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p text:style-name="P14">Introduction<text:tab/>1</text:p>
          <text:p text:style-name="P15">0.1 OpenOffice.org<text:tab/>1</text:p>
          <text:p text:style-name="P15">0.2 Structured content<text:tab/>2</text:p>
          <text:p text:style-name="P15">0.3 Directory structure<text:tab/>2</text:p>
          <text:p text:style-name="P16">0.3.1 Source (src) folder<text:tab/>2</text:p>
          <text:p text:style-name="P16">0.3.2 Conventions used in this guide<text:tab/>2</text:p>
          <text:p text:style-name="P15">0.4 Information sources<text:tab/>3</text:p>
          <text:p text:style-name="P14">Introduction<text:tab/>4</text:p>
          <text:p text:style-name="P15">0.5 OpenOffice.org<text:tab/>4</text:p>
          <text:p text:style-name="P15">0.6 Structured content<text:tab/>5</text:p>
          <text:p text:style-name="P15">0.7 Directory structure<text:tab/>5</text:p>
          <text:p text:style-name="P16">0.7.1 Source (src) folder<text:tab/>5</text:p>
          <text:p text:style-name="P16">0.7.2 Conventions used in this guide<text:tab/>5</text:p>
          <text:p text:style-name="P15">0.8 Information sources<text:tab/>6</text:p>
        </text:index-body>
      </text:table-of-content>
      <text:p text:style-name="smallfont"/>
      <text:p text:style-name="P17"><text:bookmark text:name="_end_of_template_"/></text:p>
      <text:p text:style-name="P18"><text:bookmark text:name="_1_start_"/>Introduction</text:p>
      <text:p text:style-name="p">Test internal link</text:p>
      <text:p text:style-name="p">Bad Test link</text:p>
      <text:p text:style-name="p">Src/test.txt test link</text:p>
      <text:p text:style-name="p"><text:a xlink:type="simple" xlink:href="http://www.java.com/?x=1&amp;y=2">External link with &amp;</text:a></text:p>
      <text:p text:style-name="p"><text:a xlink:type="simple" xlink:href="#_1_start_">Internal link with &amp;</text:a></text:p>
      <text:p text:style-name="p">Home link1</text:p>
      <text:p text:style-name="p">Home link2</text:p>
      <text:p text:style-name="p"/>
      <text:p text:style-name="p">External package link</text:p>
      <text:p text:style-name="p"/>
      <text:p text:style-name="p">The ICE (Integrated Content Environment) system will provide an easy-to-use editing interface with a web-based application to manage courses and course-related communication.</text:p>
      <text:p text:style-name="p">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other systems Courses can be edited with a familiar word processing environment, using templates on-campus or off-campus. For further details, visit the USQ website &lt;<text:a xlink:type="simple" xlink:href="http://www.usq.edu.au/dec/staff/ice.htm">http://www.usq.edu.au/dec/staff/ice.htm</text:a>&gt;.</text:p>
      <text:h text:style-name="h1n" text:outline-level="2">OpenOffice.org</text:h>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p">OpenOffice.org Writer is used for word processing ICE content. As the ICE system develops, it is intended that Microsoft Word will be an alternative word processor.</text:p>
      <text:h text:style-name="h1n" text:outline-level="2">Structured content</text:h>
      <text:p text:style-name="p">A structured document contains logical elements ordered consistently. For example, a simple structure could be: introduction, body, conclusion, list of references. When you use structured documents, it can assist the reader and also assist when reusing information.</text:p>
      <text:p text:style-name="P19">There are many benefits to structured documents including: </text:p>
      <text:list text:style-name="li1b">
        <text:list-item>
          <text:p text:style-name="li1b">increased usability of the authoring environment as the structure provides guidance</text:p>
        </text:list-item>
        <text:list-item>
          <text:p text:style-name="li1b">ability to automate rendering to multiple output formats</text:p>
        </text:list-item>
        <text:list-item>
          <text:p text:style-name="li1b">easy re-use of content parts</text:p>
        </text:list-item>
        <text:list-item>
          <text:p text:style-name="li1b">consistent format</text:p>
        </text:list-item>
        <text:list-item>
          <text:p text:style-name="li1b">more efficient authoring as formatting is not setup for each individual document by each individual author</text:p>
        </text:list-item>
        <text:list-item>
          <text:p text:style-name="li1b">content can be machine readable as well as human readable. </text:p>
        </text:list-item>
      </text:list>
      <text:h text:style-name="h1n" text:outline-level="2">Directory structure</text:h>
      <text:p text:style-name="p">To assist you with maintaining consistent directory and content structure, you will be supplied with a sample course. The directories contain a few documents to base your content structure on. </text:p>
      <text:h text:style-name="h2n" text:outline-level="3">Source (src) folder</text:h>
      <text:p text:style-name="p">Most directories contain a ‘src’ folder. The ICE system will ignore files located in a ‘src’ folder when creating the website manifest.</text:p>
      <text:h text:style-name="h2n" text:outline-level="3">Conventions used in this guide</text:h>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you will find the best way that suits you. </text:p>
      <text:p text:style-name="p">This guide has been written using OpenOffice.org Writer 2 running on a Windows<text:span text:style-name="i-sup">xp</text:span> operating system. The following conventions are used in this guide.</text:p>
      <text:list text:style-name="li1b">
        <text:list-item text:start-value="1">
          <text:p text:style-name="li1b">OpenOffice.org may be abbreviated to OOo and described similar to:</text:p>
        </text:list-item>
      </text:list>
      <text:p text:style-name="li1p">Become familiar with OOo Writer.</text:p>
      <text:list text:style-name="li1b">
        <text:list-item text:start-value="1">
          <text:p text:style-name="P20">Actions requiring the use of menus will be described similar to:</text:p>
        </text:list-item>
      </text:list>
      <text:p text:style-name="li1p">From the Menu, select File...New...Text Document.</text:p>
      <text:p text:style-name="li1p">The ellipses (...) means that one action follows another. The example given above would translate as: From the Menu, select File then select the New option then select the Text Document option.</text:p>
      <text:list text:style-name="li1b">
        <text:list-item text:start-value="1">
          <text:p text:style-name="P21">When giving step-by-step instructions, it will usually be assumed that you have OOo Writer open. Therefore, the first step will not be to instruct you to open OpenOffice.org Writer.</text:p>
        </text:list-item>
        <text:list-item>
          <text:p text:style-name="li1b">Keyboard shortcuts are placed inside angle brackets and described similar to:</text:p>
        </text:list-item>
      </text:list>
      <text:p text:style-name="li1p">Press the &lt;F1&gt; key on the keyboard.</text:p>
      <text:p text:style-name="li1p">&lt;Alt&gt; + &lt;S&gt;...&lt;P&gt;...&lt;P&gt; (This means press down the &lt;Alt&gt; key while you press the &lt;S&gt; key, press the &lt;P&gt; key then press the &lt;P&gt; key again.)</text:p>
      <text:list text:style-name="li1b">
        <text:list-item text:start-value="1">
          <text:p text:style-name="li1b">URLs are placed inside angle brackets and described similar to:</text:p>
        </text:list-item>
      </text:list>
      <text:p text:style-name="li1p">...visit the USQ website &lt;<text:a xlink:type="simple" xlink:href="http://www.usq.edu.au/dec/staff/ice.htm" office:target-frame-name="_blank" xlink:show="new">http://www.usq.edu.au/dec/staff/ice.htm</text:a>&gt;.</text:p>
      <text:h text:style-name="h1n" text:outline-level="2">Information sources</text:h>
      <text:p text:style-name="p">This guide has been prepared as a quick reference only. Some other sources for accessing information on using OOo Writer and ICE follow.</text:p>
      <text:list text:style-name="li1n">
        <text:list-item>
          <text:p text:style-name="li1n">The Help supplied with OOo Writer. From the Menu, select Help...OpenOffice.org Help or press &lt;F1&gt; on the keyboard. Find information about a specific area by searching or using the contents and index.</text:p>
        </text:list-item>
        <text:list-item>
          <text:p text:style-name="li1n">The OpenOffice.org website &lt;<text:a xlink:type="simple" xlink:href="http://www.openoffice.org/" office:target-frame-name="_blank" xlink:show="new">http://www.openoffice.org</text:a>&gt;.</text:p>
        </text:list-item>
        <text:list-item>
          <text:p text:style-name="P22">Reference books such as <text:span text:style-name="i-i">OpenOffice.org Writer: the free alternative to Microsoft Word</text:span> by Jean Hollis Weber.</text:p>
        </text:list-item>
        <text:list-item>
          <text:p text:style-name="li1n">An ICE overview &lt;<text:a xlink:type="simple" xlink:href="http://www.usq.edu.au/dec/staff/ice.htm">http://www.usq.edu.au/dec/staff/ice.htm</text:a>&gt;.</text:p>
        </text:list-item>
      </text:list>
      <text:p text:style-name="p"/>
      <text:p text:style-name="Standard">Testing<text:bookmark text:name="_1_end_"/></text:p>
      <text:p text:style-name="Title"><text:bookmark text:name="_2_start_"/>Introduction</text:p>
      <text:p text:style-name="p">Test internal link</text:p>
      <text:p text:style-name="p">Bad Test link</text:p>
      <text:p text:style-name="p">Src/test.txt test link</text:p>
      <text:p text:style-name="p"><text:a xlink:type="simple" xlink:href="http://www.java.com/?x=1&amp;y=2">External link with &amp;</text:a></text:p>
      <text:p text:style-name="p"><text:a xlink:type="simple" xlink:href="#_1_start_">Internal link with &amp;</text:a></text:p>
      <text:p text:style-name="p">Home link1</text:p>
      <text:p text:style-name="p">Home link2</text:p>
      <text:p text:style-name="p"/>
      <text:p text:style-name="p">External package link</text:p>
      <text:p text:style-name="p"/>
      <text:p text:style-name="p">The ICE (Integrated Content Environment) system will provide an easy-to-use editing interface with a web-based application to manage courses and course-related communication.</text:p>
      <text:p text:style-name="p">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other systems Courses can be edited with a familiar word processing environment, using templates on-campus or off-campus. For further details, visit the USQ website &lt;<text:a xlink:type="simple" xlink:href="http://www.usq.edu.au/dec/staff/ice.htm">http://www.usq.edu.au/dec/staff/ice.htm</text:a>&gt;.</text:p>
      <text:h text:style-name="h1n" text:outline-level="2">OpenOffice.org</text:h>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p">OpenOffice.org Writer is used for word processing ICE content. As the ICE system develops, it is intended that Microsoft Word will be an alternative word processor.</text:p>
      <text:h text:style-name="h1n" text:outline-level="2">Structured content</text:h>
      <text:p text:style-name="p">A structured document contains logical elements ordered consistently. For example, a simple structure could be: introduction, body, conclusion, list of references. When you use structured documents, it can assist the reader and also assist when reusing information.</text:p>
      <text:p text:style-name="P19">There are many benefits to structured documents including: </text:p>
      <text:list text:style-name="li1b">
        <text:list-item text:start-value="1">
          <text:p text:style-name="li1b">increased usability of the authoring environment as the structure provides guidance</text:p>
        </text:list-item>
        <text:list-item>
          <text:p text:style-name="li1b">ability to automate rendering to multiple output formats</text:p>
        </text:list-item>
        <text:list-item>
          <text:p text:style-name="li1b">easy re-use of content parts</text:p>
        </text:list-item>
        <text:list-item>
          <text:p text:style-name="li1b">consistent format</text:p>
        </text:list-item>
        <text:list-item>
          <text:p text:style-name="li1b">more efficient authoring as formatting is not setup for each individual document by each individual author</text:p>
        </text:list-item>
        <text:list-item>
          <text:p text:style-name="li1b">content can be machine readable as well as human readable. </text:p>
        </text:list-item>
      </text:list>
      <text:h text:style-name="h1n" text:outline-level="2">Directory structure</text:h>
      <text:p text:style-name="p">To assist you with maintaining consistent directory and content structure, you will be supplied with a sample course. The directories contain a few documents to base your content structure on. </text:p>
      <text:h text:style-name="h2n" text:outline-level="3">Source (src) folder</text:h>
      <text:p text:style-name="p">Most directories contain a ‘src’ folder. The ICE system will ignore files located in a ‘src’ folder when creating the website manifest.</text:p>
      <text:h text:style-name="h2n" text:outline-level="3">Conventions used in this guide</text:h>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you will find the best way that suits you. </text:p>
      <text:p text:style-name="p">This guide has been written using OpenOffice.org Writer 2 running on a Windows<text:span text:style-name="i-sup">xp</text:span> operating system. The following conventions are used in this guide.</text:p>
      <text:list text:style-name="li1b">
        <text:list-item text:start-value="1">
          <text:p text:style-name="li1b">OpenOffice.org may be abbreviated to OOo and described similar to:</text:p>
        </text:list-item>
      </text:list>
      <text:p text:style-name="li1p">Become familiar with OOo Writer.</text:p>
      <text:list text:style-name="li1b">
        <text:list-item text:start-value="1">
          <text:p text:style-name="P20">Actions requiring the use of menus will be described similar to:</text:p>
        </text:list-item>
      </text:list>
      <text:p text:style-name="li1p">From the Menu, select File...New...Text Document.</text:p>
      <text:p text:style-name="li1p">The ellipses (...) means that one action follows another. The example given above would translate as: From the Menu, select File then select the New option then select the Text Document option.</text:p>
      <text:list text:style-name="li1b">
        <text:list-item text:start-value="1">
          <text:p text:style-name="P21">When giving step-by-step instructions, it will usually be assumed that you have OOo Writer open. Therefore, the first step will not be to instruct you to open OpenOffice.org Writer.</text:p>
        </text:list-item>
        <text:list-item>
          <text:p text:style-name="li1b">Keyboard shortcuts are placed inside angle brackets and described similar to:</text:p>
        </text:list-item>
      </text:list>
      <text:p text:style-name="li1p">Press the &lt;F1&gt; key on the keyboard.</text:p>
      <text:p text:style-name="li1p">&lt;Alt&gt; + &lt;S&gt;...&lt;P&gt;...&lt;P&gt; (This means press down the &lt;Alt&gt; key while you press the &lt;S&gt; key, press the &lt;P&gt; key then press the &lt;P&gt; key again.)</text:p>
      <text:list text:style-name="li1b">
        <text:list-item text:start-value="1">
          <text:p text:style-name="li1b">URLs are placed inside angle brackets and described similar to:</text:p>
        </text:list-item>
      </text:list>
      <text:p text:style-name="li1p">...visit the USQ website &lt;<text:a xlink:type="simple" xlink:href="http://www.usq.edu.au/dec/staff/ice.htm" office:target-frame-name="_blank" xlink:show="new">http://www.usq.edu.au/dec/staff/ice.htm</text:a>&gt;.</text:p>
      <text:h text:style-name="h1n" text:outline-level="2">Information sources</text:h>
      <text:p text:style-name="p">This guide has been prepared as a quick reference only. Some other sources for accessing information on using OOo Writer and ICE follow.</text:p>
      <text:list text:style-name="li1n">
        <text:list-item text:start-value="1">
          <text:p text:style-name="li1n">The Help supplied with OOo Writer. From the Menu, select Help...OpenOffice.org Help or press &lt;F1&gt; on the keyboard. Find information about a specific area by searching or using the contents and index.</text:p>
        </text:list-item>
        <text:list-item>
          <text:p text:style-name="li1n">The OpenOffice.org website &lt;<text:a xlink:type="simple" xlink:href="http://www.openoffice.org/" office:target-frame-name="_blank" xlink:show="new">http://www.openoffice.org</text:a>&gt;.</text:p>
        </text:list-item>
        <text:list-item>
          <text:p text:style-name="P22">Reference books such as <text:span text:style-name="i-i">OpenOffice.org Writer: the free alternative to Microsoft Word</text:span> by Jean Hollis Weber.</text:p>
        </text:list-item>
        <text:list-item>
          <text:p text:style-name="li1n">An ICE overview &lt;<text:a xlink:type="simple" xlink:href="http://www.usq.edu.au/dec/staff/ice.htm">http://www.usq.edu.au/dec/staff/ice.htm</text:a>&gt;.</text:p>
        </text:list-item>
      </text:list>
      <text:p text:style-name="p"/>
      <text:p text:style-name="Standard">Testing<text:bookmark text:name="_2_end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text-properties fo:font-size="2pt"/>
    </style:style>
    <style:style style:name="Body_20_Text_20_First_20_Indent" style:display-name="Body Text First Indent" style:family="paragraph" style:parent-style-name="Text_20_body">
      <style:paragraph-properties fo:margin-left="0cm" fo:margin-right="0cm" fo:text-align="start" style:justify-single-word="false" fo:text-indent="0.6cm" style:auto-text-indent="false" text:number-lines="false" text:line-number="0" style:writing-mode="lr-tb"/>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WW8Num1z0" style:family="text">
      <style:text-properties style:font-name="Times New Roman" fo:font-size="9pt" style:font-size-asian="9pt" style:font-name-complex="StarSymbol1" style:font-size-complex="9pt"/>
    </style:style>
    <style:style style:name="WW8Num2z0" style:family="text">
      <style:text-properties style:font-name="Times New Roman" fo:font-size="9pt" style:font-size-asian="9pt" style:font-name-complex="StarSymbol1" style:font-size-complex="9pt"/>
    </style:style>
    <style:style style:name="WW8Num6z0" style:family="text">
      <style:text-properties style:font-name="Symbol"/>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min-label-width="0.6cm"/>
        <style:text-properties style:font-name="Times New Roman"/>
      </text:list-level-style-bullet>
      <text:list-level-style-bullet text:level="2" text:style-name="WW8Num1z0" style:num-suffix="." text:bullet-char="●">
        <style:list-level-properties text:min-label-width="0.6cm"/>
        <style:text-properties style:font-name="Times New Roman"/>
      </text:list-level-style-bullet>
      <text:list-level-style-bullet text:level="3" text:style-name="WW8Num1z0" style:num-suffix="." text:bullet-char="●">
        <style:list-level-properties text:min-label-width="0.6cm"/>
        <style:text-properties style:font-name="Times New Roman"/>
      </text:list-level-style-bullet>
      <text:list-level-style-bullet text:level="4" text:style-name="WW8Num1z0" style:num-suffix="." text:bullet-char="●">
        <style:list-level-properties text:min-label-width="0.6cm"/>
        <style:text-properties style:font-name="Times New Roman"/>
      </text:list-level-style-bullet>
      <text:list-level-style-bullet text:level="5" text:style-name="WW8Num1z0" style:num-suffix="." text:bullet-char="●">
        <style:list-level-properties text:min-label-width="0.6cm"/>
        <style:text-properties style:font-name="Times New Roman"/>
      </text:list-level-style-bullet>
      <text:list-level-style-bullet text:level="6" text:style-name="WW8Num1z0" style:num-suffix="." text:bullet-char="●">
        <style:list-level-properties text:min-label-width="0.6cm"/>
        <style:text-properties style:font-name="Times New Roman"/>
      </text:list-level-style-bullet>
      <text:list-level-style-bullet text:level="7" text:style-name="WW8Num1z0" style:num-suffix="." text:bullet-char="●">
        <style:list-level-properties text:min-label-width="0.6cm"/>
        <style:text-properties style:font-name="Times New Roman"/>
      </text:list-level-style-bullet>
      <text:list-level-style-bullet text:level="8" text:style-name="WW8Num1z0" style:num-suffix="." text:bullet-char="●">
        <style:list-level-properties text:min-label-width="0.6cm"/>
        <style:text-properties style:font-name="Times New Roman"/>
      </text:list-level-style-bullet>
      <text:list-level-style-bullet text:level="9" text:style-name="WW8Num1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599cm" text:min-label-width="0.6cm"/>
        <style:text-properties style:font-name="Times New Roman"/>
      </text:list-level-style-bullet>
      <text:list-level-style-bullet text:level="2" text:style-name="WW8Num2z0" style:num-suffix="." text:bullet-char="●">
        <style:list-level-properties text:space-before="0.599cm" text:min-label-width="0.6cm"/>
        <style:text-properties style:font-name="Times New Roman"/>
      </text:list-level-style-bullet>
      <text:list-level-style-bullet text:level="3" text:style-name="WW8Num2z0" style:num-suffix="." text:bullet-char="●">
        <style:list-level-properties text:space-before="0.599cm" text:min-label-width="0.6cm"/>
        <style:text-properties style:font-name="Times New Roman"/>
      </text:list-level-style-bullet>
      <text:list-level-style-bullet text:level="4" text:style-name="WW8Num2z0" style:num-suffix="." text:bullet-char="●">
        <style:list-level-properties text:space-before="0.599cm" text:min-label-width="0.6cm"/>
        <style:text-properties style:font-name="Times New Roman"/>
      </text:list-level-style-bullet>
      <text:list-level-style-bullet text:level="5" text:style-name="WW8Num2z0" style:num-suffix="." text:bullet-char="●">
        <style:list-level-properties text:space-before="0.599cm" text:min-label-width="0.6cm"/>
        <style:text-properties style:font-name="Times New Roman"/>
      </text:list-level-style-bullet>
      <text:list-level-style-bullet text:level="6" text:style-name="WW8Num2z0" style:num-suffix="." text:bullet-char="●">
        <style:list-level-properties text:space-before="0.599cm" text:min-label-width="0.6cm"/>
        <style:text-properties style:font-name="Times New Roman"/>
      </text:list-level-style-bullet>
      <text:list-level-style-bullet text:level="7" text:style-name="WW8Num2z0" style:num-suffix="." text:bullet-char="●">
        <style:list-level-properties text:space-before="0.599cm" text:min-label-width="0.6cm"/>
        <style:text-properties style:font-name="Times New Roman"/>
      </text:list-level-style-bullet>
      <text:list-level-style-bullet text:level="8" text:style-name="WW8Num2z0" style:num-suffix="." text:bullet-char="●">
        <style:list-level-properties text:space-before="0.599cm" text:min-label-width="0.6cm"/>
        <style:text-properties style:font-name="Times New Roman"/>
      </text:list-level-style-bullet>
      <text:list-level-style-bullet text:level="9" text:style-name="WW8Num2z0" style:num-suffix="." text:bullet-char="●">
        <style:list-level-properties text:space-before="0.599cm"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a" style:num-letter-sync="true">
        <style:list-level-properties text:space-before="0.599cm"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0.599cm" text:min-label-width="0.6cm"/>
      </text:list-level-style-number>
      <text:list-level-style-number text:level="4" style:num-suffix="." style:num-format="a" style:num-letter-sync="true">
        <style:list-level-properties text:space-before="0.599cm" text:min-label-width="0.6cm"/>
      </text:list-level-style-number>
      <text:list-level-style-number text:level="5" style:num-suffix="." style:num-format="a" style:num-letter-sync="true">
        <style:list-level-properties text:space-before="0.599cm" text:min-label-width="0.6cm"/>
      </text:list-level-style-number>
      <text:list-level-style-number text:level="6" style:num-suffix="." style:num-format="a" style:num-letter-sync="true">
        <style:list-level-properties text:space-before="0.599cm" text:min-label-width="0.6cm"/>
      </text:list-level-style-number>
      <text:list-level-style-number text:level="7" style:num-suffix="." style:num-format="a" style:num-letter-sync="true">
        <style:list-level-properties text:space-before="0.599cm" text:min-label-width="0.6cm"/>
      </text:list-level-style-number>
      <text:list-level-style-number text:level="8" style:num-suffix="." style:num-format="a" style:num-letter-sync="true">
        <style:list-level-properties text:space-before="0.599cm" text:min-label-width="0.6cm"/>
      </text:list-level-style-number>
      <text:list-level-style-number text:level="9" style:num-suffix="." style:num-format="a" style:num-letter-sync="true">
        <style:list-level-properties text:space-before="0.599cm"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cm"/>
        <style:text-properties style:font-name="Symbol"/>
      </text:list-level-style-bullet>
      <text:list-level-style-bullet text:level="2" text:style-name="WW8Num6z0" style:num-suffix="." text:bullet-char="">
        <style:list-level-properties text:space-before="0.599cm" text:min-label-width="0.6cm"/>
        <style:text-properties style:font-name="Symbol"/>
      </text:list-level-style-bullet>
      <text:list-level-style-bullet text:level="3" text:style-name="WW8Num6z0" style:num-suffix="." text:bullet-char="">
        <style:list-level-properties text:space-before="1.199cm" text:min-label-width="0.6cm"/>
        <style:text-properties style:font-name="Symbol"/>
      </text:list-level-style-bullet>
      <text:list-level-style-bullet text:level="4" text:style-name="WW8Num6z0" style:num-suffix="." text:bullet-char="">
        <style:list-level-properties text:space-before="1.8cm" text:min-label-width="0.601cm"/>
        <style:text-properties style:font-name="Symbol"/>
      </text:list-level-style-bullet>
      <text:list-level-style-bullet text:level="5" text:style-name="WW8Num6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prefix="Module " style:num-suffix=" – " style:num-format="1" text:start-value="3"/>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egrated Content Environment (ICE)</text:title></text:p>
            </table:table-cell>
            <table:table-cell table:style-name="BodyFooter.A1" office:value-type="string">
              <text:p text:style-name="P1"><text:span text:style-name="i-b"><text:page-number text:select-page="current">6</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6</text:page-number></text:span></text:p>
            </table:table-cell>
            <table:table-cell office:value-type="string">
              <text:p text:style-name="P3"><text:subject>Distance and e-Learning Centre USQ</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6</text:page-number></text:span></text:p>
            </table:table-cell>
            <table:table-cell office:value-type="string">
              <text:p text:style-name="P3"><text:subject>Distance and e-Learning Centre USQ</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Integrated Content Environment (ICE)</text:title></text:p>
            </table:table-cell>
            <table:table-cell table:style-name="Table3.A1" office:value-type="string">
              <text:p text:style-name="P1"><text:span text:style-name="i-b"><text:page-number text:select-page="current">6</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Integrated Content Environment (ICE)</text:title></text:p>
            </table:table-cell>
            <table:table-cell table:style-name="Table4.A1" office:value-type="string">
              <text:p text:style-name="P1"><text:span text:style-name="i-b"><text:page-number text:select-page="current">6</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6</text:page-number></text:span></text:p>
            </table:table-cell>
            <table:table-cell office:value-type="string">
              <text:p text:style-name="P3"><text:subject>Distance and e-Learning Centre USQ</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6</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6</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Integrated Content Environment (ICE)</text:title></text:p>
            </table:table-cell>
            <table:table-cell table:style-name="Table46.A1" office:value-type="string">
              <text:p text:style-name="P1"><text:span text:style-name="i-b"><text:page-number text:select-page="current">6</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6</text:page-number></text:span></text:p>
            </table:table-cell>
            <table:table-cell office:value-type="string">
              <text:p text:style-name="P3"><text:subject>Distance and e-Learning Centre USQ</text:subject></text:p>
            </table:table-cell>
          </table:table-row>
        </table:table>
        <text:p text:style-name="Header_20_left"/>
      </style:header-left>
    </style:master-page>
    <style:master-page style:name="Module_20_01" style:display-name="Module 01"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6</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6</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Integrated Content Environment (ICE)</dc:title>
    <dc:subject>Distance and e-Learning Centre USQ</dc:subject>
    <meta:initial-creator>Daniel de Byl</meta:initial-creator>
    <meta:creation-date>2006-08-28T09:11:57</meta:creation-date>
    <dc:date>2006-10-26T10:34:57</dc:date>
    <meta:printed-by>Pamela Glossop</meta:printed-by>
    <meta:print-date>2006-10-11T08:31:56</meta:print-date>
    <dc:language>en-US</dc:language>
    <meta:editing-cycles>52</meta:editing-cycles>
    <meta:editing-duration>PT2H10M17S</meta:editing-duration>
    <meta:template xlink:type="simple" xlink:actuate="onRequest" xlink:role="template" xlink:href="../ice-template.ott" xlink:title="ice-template" meta:date="2006-10-03T10:18:25"/>
    <meta:user-defined meta:name="Info 1"/>
    <meta:user-defined meta:name="Info 2"/>
    <meta:user-defined meta:name="Info 3"/>
    <meta:user-defined meta:name="Info 4"/>
    <meta:document-statistic meta:table-count="52" meta:image-count="0" meta:object-count="0" meta:page-count="10" meta:paragraph-count="184" meta:word-count="1544" meta:character-count="997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